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style-name="ce51"/>
          <table:covered-table-cell table:style-name="ce51"/>
          <table:table-cell table:style-name="ce51" table:number-columns-repeated="248"/>
          <table:table-cell/>
        </table:table-row>
        <table:table-row table:style-name="ro18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0">
            <text:p>0</text:p>
          </table:table-cell>
          <table:table-cell table:style-name="ce170" table:formula="of:=COUNTIF([.L$7:.L$1015];[.$J2])" office:value-type="float" office:value="0">
            <text:p>0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0">
            <text:p>0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style-name="ce135"/>
          <table:covered-table-cell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8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5"/>
          <table:table-cell table:style-name="ce177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All</text:span> link in <text:span text:style-name="T6">My 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new space</text:span></text:p>
            <text:p><text:span text:style-name="T7">- Input Name 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>
            <text:p>hanh.ly</text:p>
          </table:table-cell>
          <table:table-cell table:style-name="ce173" table:number-columns-repeated="245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>
            <text:p>hanh.ly</text:p>
          </table:table-cell>
          <table:table-cell table:style-name="ce173" table:number-columns-repeated="245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>
            <text:p>hanh.ly</text:p>
          </table:table-cell>
          <table:table-cell table:style-name="ce173" table:number-columns-repeated="245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>
            <text:p>hanh.ly</text:p>
          </table:table-cell>
          <table:table-cell table:style-name="ce173" table:number-columns-repeated="245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>
            <text:p>hanh.ly</text:p>
          </table:table-cell>
          <table:table-cell table:style-name="ce173" table:number-columns-repeated="245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>
            <text:p>hanh.ly</text:p>
          </table:table-cell>
          <table:table-cell table:style-name="ce173" table:number-columns-repeated="245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space: </text:span></text:p>
            <text:p>- Click <text:span text:style-name="T6">Space 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3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1.00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1.00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Groups → Portal </text:span><text:span text:style-name="T6">Administration → <text:s/>Application 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Groups → <text:s/>Developers → <text:s/></text:span><text:span text:style-name="T6">IDE</text:span></text:p>
            <text:p>- Then <text:span text:style-name="T6">Group Editor → <text:s/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>
            <text:p>hanh.ly</text:p>
          </table:table-cell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style-name="ce117"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4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14:43:59</dc:date>
    <meta:print-date>2008-06-17T00:45:47</meta:print-date>
    <meta:editing-cycles>791</meta:editing-cycles>
    <meta:editing-duration>PT311H45M22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